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4ebb" officeooo:paragraph-rsid="000f4ebb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f4ebb" officeooo:paragraph-rsid="000f4ebb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0e876d" officeooo:paragraph-rsid="000e876d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text-properties fo:language="en" fo:country="US" officeooo:rsid="00113fe1" officeooo:paragraph-rsid="00113fe1"/>
    </style:style>
    <style:style style:name="P7" style:family="paragraph" style:parent-style-name="Standard" style:list-style-name="L2">
      <style:text-properties officeooo:paragraph-rsid="00113fe1"/>
    </style:style>
    <style:style style:name="P8" style:family="paragraph" style:parent-style-name="Standard" style:list-style-name="L2">
      <style:text-properties officeooo:rsid="00113fe1" officeooo:paragraph-rsid="00113fe1"/>
    </style:style>
    <style:style style:name="P9" style:family="paragraph" style:parent-style-name="Standard">
      <style:text-properties officeooo:rsid="00113fe1" officeooo:paragraph-rsid="00113fe1"/>
    </style:style>
    <style:style style:name="P10" style:family="paragraph" style:parent-style-name="Text_20_body" style:list-style-name="L3">
      <style:text-properties officeooo:rsid="00129b72" officeooo:paragraph-rsid="00129b72"/>
    </style:style>
    <style:style style:name="P11" style:family="paragraph" style:parent-style-name="Text_20_body" style:list-style-name="L3">
      <style:text-properties officeooo:rsid="001518d5" officeooo:paragraph-rsid="001518d5"/>
    </style:style>
    <style:style style:name="P12" style:family="paragraph" style:parent-style-name="Subtitle">
      <style:paragraph-properties fo:text-align="start" style:justify-single-word="false"/>
    </style:style>
    <style:style style:name="P13" style:family="paragraph" style:parent-style-name="Heading_20_1">
      <style:paragraph-properties fo:text-align="center" style:justify-single-word="false"/>
      <style:text-properties fo:language="en" fo:country="US"/>
    </style:style>
    <style:style style:name="T1" style:family="text">
      <style:text-properties officeooo:rsid="000e876d"/>
    </style:style>
    <style:style style:name="T2" style:family="text">
      <style:text-properties officeooo:rsid="000ed365"/>
    </style:style>
    <style:style style:name="T3" style:family="text">
      <style:text-properties officeooo:rsid="000f73dc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13fe1"/>
    </style:style>
    <style:style style:name="T6" style:family="text">
      <style:text-properties officeooo:rsid="000fba8d"/>
    </style:style>
    <style:style style:name="T7" style:family="text">
      <style:text-properties officeooo:rsid="00100d3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18d5" style:font-weight-asian="bold" style:font-weight-complex="bold"/>
    </style:style>
    <style:style style:name="T10" style:family="text">
      <style:text-properties officeooo:rsid="001518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3" text:outline-level="1">History Digital Textbook with films</text:h>
      <text:p text:style-name="P1"/>
      <text:p text:style-name="P2">The goal of this project is to make <text:span text:style-name="T3">the use of films easier in History class, using existing films, especially docu-fiction. To make it easier, the teachers should be able to access a dedicated database, watch and edit the film that would better serve their purpose. One cannot usually use a whole film in class, it’s too long for a session that usually lasts one to two hours in secondary school. So teachers should able to cut the part they need or use clips that are already cut.</text:span></text:p>
      <text:p text:style-name="P5"/>
      <text:h text:style-name="Heading_20_1" text:outline-level="1">What to we have to do?</text:h>
      <text:list xml:id="list5618412634467822464" text:style-name="L1">
        <text:list-item>
          <text:p text:style-name="P3"><text:span text:style-name="T6">Describe copyright aspects of using films in class : is it free ? Can you edit them ? Usually, the rights belong to the producer but there can be ways to use films for a non-commercial purpose</text:span></text:p>
        </text:list-item>
        <text:list-item>
          <text:p text:style-name="P3"><text:span text:style-name="T1">Create an Open Database of Docu-fiction history films, using SQL on Salma’s advice (query language to create database). </text:span></text:p>
        </text:list-item>
        <text:list-item>
          <text:p text:style-name="P3"><text:span text:style-name="T1">Learn how to use Opensankoré, an open source software that enable you to create your own textbook</text:span></text:p>
        </text:list-item>
        <text:list-item>
          <text:p text:style-name="P4">Create/<text:span text:style-name="T2">suggest</text:span> a tool to easily edit films to use <text:span text:style-name="T7">extracts</text:span> in class</text:p>
        </text:list-item>
      </text:list>
      <text:h text:style-name="Heading_20_1" text:outline-level="1">How can you contribute?</text:h>
      <text:list xml:id="list7925444963322605716" text:style-name="L3">
        <text:list-item>
          <text:p text:style-name="P10">Help with <text:span text:style-name="T8">SQL</text:span> would be really appreciated</text:p>
        </text:list-item>
        <text:list-item>
          <text:p text:style-name="P10">If you already know <text:span text:style-name="T8">Opensankoré</text:span>, please share !</text:p>
        </text:list-item>
        <text:list-item>
          <text:p text:style-name="P10">If you a bit or a lot about <text:span text:style-name="T8">editing</text:span> and what kind of software exist (maybe open source?) </text:p>
        </text:list-item>
        <text:list-item>
          <text:p text:style-name="P10">If you can help <text:span text:style-name="T8">creating/</text:span><text:span text:style-name="T9">coding</text:span><text:span text:style-name="T8"> an editing tool</text:span> th<text:span text:style-name="T10">at</text:span> could be integrated to a textbook creation software </text:p>
        </text:list-item>
        <text:list-item>
          <text:p text:style-name="P11">You may have already find your own original way to contribute, let’s meet :) </text:p>
        </text:list-item>
      </text:list>
      <text:p text:style-name="Text_20_body"/>
      <text:p text:style-name="P12">Interesting material</text:p>
      <text:p text:style-name="P6">Interesting things we already know and that can inspire us:</text:p>
      <text:list xml:id="list4865876445449851856" text:style-name="L2">
        <text:list-item>
          <text:p text:style-name="P7"><text:span text:style-name="T5">Lelivrescolaire.fr <text:s/>open source french textbooks developed by teachers</text:span></text:p>
          <text:p text:style-name="P8"><text:a xlink:type="simple" xlink:href="http://www.lelivrescolaire.fr/" text:style-name="Internet_20_link" text:visited-style-name="Visited_20_Internet_20_Link">http://www.lelivrescolaire.fr/</text:a><text:span text:style-name="T5"> </text:span></text:p>
        </text:list-item>
        <text:list-item>
          <text:p text:style-name="P8"><text:span text:style-name="T4">Openstax, the US version, by the Rice University</text:span></text:p>
          <text:p text:style-name="P8"><text:a xlink:type="simple" xlink:href="https://openstax.org/" text:style-name="Internet_20_link" text:visited-style-name="Visited_20_Internet_20_Link">https://openstax.org/</text:a><text:span text:style-name="T4"> </text:span></text:p>
        </text:list-item>
        <text:list-item>
          <text:p text:style-name="P8"><text:span text:style-name="T4">Opensankoré, to create your textbook (english and french version available)</text:span></text:p>
          <text:p text:style-name="P8"><text:a xlink:type="simple" xlink:href="http://open-sankore.org/en" text:style-name="Internet_20_link" text:visited-style-name="Visited_20_Internet_20_Link">http://open-sankore.org/en</text:a><text:span text:style-name="T4"> </text:span></text:p>
        </text:list-item>
      </text:list>
      <text:p text:style-name="P9"><text:span text:style-name="T4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6:30:12.908853528</meta:creation-date>
    <dc:date>2016-11-04T17:58:12.194912284</dc:date>
    <meta:editing-duration>PT37M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307" meta:character-count="1764" meta:non-whitespace-character-count="1485"/>
  </office:meta>
</office:document-meta>
</file>